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rebri Sans" svg:font-family="'Cerebri San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cousine" svg:font-family="cousine, sfmono-regular, Consolas, Menlo, 'liberation mono', 'ubuntu mono', Courier, monospace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style:line-height-at-least="0.847cm" fo:text-indent="0cm" style:auto-text-indent="false"/>
    </style:style>
    <style:style style:name="P2" style:family="paragraph" style:parent-style-name="Heading_20_4">
      <style:paragraph-properties fo:line-height="150%"/>
    </style:style>
    <style:style style:name="P3" style:family="paragraph" style:parent-style-name="Preformatted_20_Text">
      <loext:graphic-properties draw:fill="solid" draw:fill-color="#faf8f5" draw:opacity="100%"/>
      <style:paragraph-properties fo:margin-left="0cm" fo:margin-right="0cm" fo:margin-top="0cm" fo:margin-bottom="0cm" style:contextual-spacing="false" fo:line-height="150%" fo:text-indent="0cm" style:auto-text-indent="false" fo:background-color="#faf8f5" fo:padding="0cm" fo:border="none"/>
    </style:style>
    <style:style style:name="P4" style:family="paragraph" style:parent-style-name="Preformatted_20_Text">
      <loext:graphic-properties draw:fill="solid" draw:fill-color="#faf8f5" draw:opacity="100%"/>
      <style:paragraph-properties fo:margin-top="0cm" fo:margin-bottom="0cm" style:contextual-spacing="false" fo:line-height="150%" fo:background-color="#faf8f5" fo:padding="0cm" fo:border="none"/>
    </style:style>
    <style:style style:name="P5" style:family="paragraph" style:parent-style-name="Preformatted_20_Text">
      <loext:graphic-properties draw:fill="solid" draw:fill-color="#faf8f5" draw:opacity="100%"/>
      <style:paragraph-properties fo:margin-left="0cm" fo:margin-right="0cm" fo:margin-top="0cm" fo:margin-bottom="0cm" style:contextual-spacing="false" fo:line-height="150%" fo:text-indent="0cm" style:auto-text-indent="false" fo:background-color="#faf8f5" fo:padding="0cm" fo:border="none"/>
      <style:text-properties fo:color="#ef5f9a" loext:opacity="100%"/>
    </style:style>
    <style:style style:name="P6" style:family="paragraph" style:parent-style-name="Preformatted_20_Text">
      <loext:graphic-properties draw:fill="solid" draw:fill-color="#faf8f5" draw:opacity="100%"/>
      <style:paragraph-properties fo:margin-top="0cm" fo:margin-bottom="0cm" style:contextual-spacing="false" fo:line-height="150%" fo:background-color="#faf8f5" fo:padding="0cm" fo:border="none"/>
      <style:text-properties fo:color="#ef5f9a" loext:opacity="100%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line-height="150%" fo:text-indent="0cm" style:auto-text-indent="false" fo:padding="0cm" fo:border="none"/>
      <style:text-properties fo:font-variant="normal" fo:text-transform="none" fo:color="#272044" loext:opacity="100%" style:font-name="Cerebri Sans" fo:font-size="10.5pt" fo:font-style="normal" fo:font-weight="normal" fo:background-color="#ffffff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style:contextual-spacing="false" fo:line-height="150%" fo:text-indent="0cm" style:auto-text-indent="false" fo:padding="0cm" fo:border="none"/>
      <style:text-properties fo:font-variant="normal" fo:text-transform="none" fo:color="#272044" loext:opacity="100%" style:font-name="Cerebri Sans" fo:font-size="9pt" fo:font-style="normal" fo:font-weight="normal" fo:background-color="#ffffff" loext:padding="0cm" loext:border="none"/>
    </style:style>
    <style:style style:name="P9" style:family="paragraph" style:parent-style-name="Text_20_body">
      <style:paragraph-properties fo:margin-top="0cm" fo:margin-bottom="0.529cm" style:contextual-spacing="false" style:line-height-at-least="0.476cm"/>
    </style:style>
    <style:style style:name="P10" style:family="paragraph" style:parent-style-name="Text_20_body">
      <style:paragraph-properties fo:margin-left="0cm" fo:margin-right="0cm" fo:margin-top="0cm" fo:margin-bottom="0.265cm" style:contextual-spacing="false" fo:line-height="150%" fo:text-indent="0cm" style:auto-text-indent="false" fo:padding="0cm" fo:border="none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cm" fo:border="none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cm" fo:border="none"/>
      <style:text-properties style:text-line-through-style="none" style:text-line-through-type="none" style:text-underline-style="none" style:text-blinking="false" loext:padding-left="0cm" loext:padding-right="0cm" loext:padding-top="0.049cm" loext:padding-bottom="0cm" loext:border-left="none" loext:border-right="none" loext:border-top="0.06pt solid #000000" loext:border-bottom="none"/>
    </style:style>
    <style:style style:name="T1" style:family="text">
      <style:text-properties fo:color="#212529" loext:opacity="100%" fo:font-size="18pt" fo:font-weight="bold"/>
    </style:style>
    <style:style style:name="T2" style:family="text">
      <style:text-properties fo:color="#212529" loext:opacity="100%" fo:font-size="18pt" fo:font-weight="bold" loext:padding="0cm" loext:border="none"/>
    </style:style>
    <style:style style:name="T3" style:family="text">
      <style:text-properties fo:color="#212529" loext:opacity="100%" loext:padding="0cm" loext:border="none"/>
    </style:style>
    <style:style style:name="T4" style:family="text">
      <style:text-properties fo:color="#885df1" loext:opacity="100%" fo:font-size="12pt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5" style:family="text">
      <style:text-properties fo:color="#885df1" loext:opacity="100%" style:text-line-through-style="none" style:text-line-through-type="none" style:text-underline-style="solid" style:text-underline-width="auto" style:text-underline-color="font-color" style:text-blinking="false" loext:padding-left="0cm" loext:padding-right="0cm" loext:padding-top="0.049cm" loext:padding-bottom="0cm" loext:border-left="none" loext:border-right="none" loext:border-top="0.06pt solid #000000" loext:border-bottom="none"/>
    </style:style>
    <style:style style:name="T6" style:family="text">
      <style:text-properties fo:color="#885df1" loext:opacity="100%" style:font-name="cousine" fo:font-size="9pt" fo:font-weight="bold" fo:background-color="#ffffff" loext:char-shading-value="0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7" style:family="text">
      <style:text-properties fo:background-color="#ffffff" loext:char-shading-value="0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8" style:family="text">
      <style:text-properties loext:padding="0cm" loext:border="none"/>
    </style:style>
    <style:style style:name="T9" style:family="text">
      <style:text-properties fo:color="#ef5f9a" loext:opacity="100%" style:font-name="cousine" fo:font-size="9pt" fo:font-weight="bold" fo:background-color="#ffffff" loext:char-shading-value="0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0" style:family="text">
      <style:text-properties fo:color="#999999" loext:opacity="100%" style:font-name="cousine" fo:font-size="9pt" fo:font-weight="bold" fo:background-color="#ffffff" loext:char-shading-value="0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1" style:family="text">
      <style:text-properties style:font-name="cousine" fo:font-size="9pt" fo:font-weight="bold" fo:background-color="#ffffff" loext:char-shading-value="0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2" style:family="text">
      <style:text-properties style:text-line-through-style="none" style:text-line-through-type="none" style:text-underline-style="none" style:text-blinking="false" loext:padding-left="0cm" loext:padding-right="0cm" loext:padding-top="0.049cm" loext:padding-bottom="0cm" loext:border-left="none" loext:border-right="none" loext:border-top="0.06pt solid #000000" loext:border-bottom="none"/>
    </style:style>
    <style:style style:name="T13" style:family="text">
      <style:text-properties style:text-line-through-style="none" style:text-line-through-type="none" style:text-underline-style="none" fo:font-weight="bold" style:text-blinking="false" loext:padding-left="0cm" loext:padding-right="0cm" loext:padding-top="0.049cm" loext:padding-bottom="0cm" loext:border-left="none" loext:border-right="none" loext:border-top="0.06pt solid #000000" loext:border-bottom="none"/>
    </style:style>
    <style:style style:name="T14" style:family="text">
      <style:text-properties fo:color="#272044" loext:opacity="100%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15" style:family="text">
      <style:text-properties fo:font-variant="normal" fo:text-transform="none" fo:color="#885df1" loext:opacity="100%" style:text-line-through-style="none" style:text-line-through-type="none" style:font-name="Cerebri Sans" fo:font-size="10.5pt" fo:font-style="normal" style:text-underline-style="none" fo:font-weight="normal" style:text-blinking="false" fo:background-color="#ffffff" loext:char-shading-value="0" loext:padding="0cm" loext:border="none"/>
    </style:style>
    <style:style style:name="T16" style:family="text">
      <style:text-properties fo:color="#5216e4" loext:opacity="100%" style:font-name="cousine" fo:font-size="9pt" fo:font-weight="bold" fo:background-color="#ffffff" loext:char-shading-value="0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fr1" style:family="graphic" style:parent-style-name="Graphics">
      <style:graphic-properties fo:margin-left="0cm" fo:margin-right="0.106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pills-tabContent">
        <text:section text:style-name="Sect1" text:name="pills-docs">
          <text:h text:style-name="P2" text:outline-level="4"><text:span text:style-name="Strong_20_Emphasis"><text:span text:style-name="T1">Related Code Snippets</text:span></text:span></text:h>
          <text:h text:style-name="P1" text:outline-level="3"><text:a xlink:type="simple" xlink:href="http://shecodes.io/cheatsheets/html/seo/title-element" office:target-frame-name="_blank" xlink:show="new" text:style-name="Internet_20_link" text:visited-style-name="Visited_20_Internet_20_Link"><text:span text:style-name="T4">Title element</text:span></text:a></text:h>
          <text:p text:style-name="P3"><text:span text:style-name="Source_20_Text"><text:span text:style-name="T10">&lt;</text:span></text:span><text:span text:style-name="Source_20_Text"><text:span text:style-name="T9">title</text:span></text:span><text:span text:style-name="Source_20_Text"><text:span text:style-name="T10">&gt;</text:span></text:span><text:span text:style-name="Source_20_Text"><text:span text:style-name="T11">The title of your website - Brand</text:span></text:span><text:span text:style-name="Source_20_Text"><text:span text:style-name="T10">&lt;/</text:span></text:span><text:span text:style-name="Source_20_Text"><text:span text:style-name="T9">title</text:span></text:span><text:span text:style-name="Source_20_Text"><text:span text:style-name="T10">&gt;</text:span></text:span></text:p>
          <text:p text:style-name="P7">Determine the document's title that will be shown in a browser’s title bar or a page's tab More info</text:p>
          <text:p text:style-name="P10"><text:a xlink:type="simple" xlink:href="https://developer.mozilla.org/en-US/docs/Web/HTML/Element/title" office:target-frame-name="_blank" xlink:show="new" text:style-name="Internet_20_link" text:visited-style-name="Visited_20_Internet_20_Link"><text:span text:style-name="T15">More info</text:span></text:a></text:p>
          <text:p text:style-name="P9"><text:span text:style-name="T14"><draw:a xlink:type="simple" xlink:href="http://shecodes.io/cheatsheets/html" office:target-frame-name="_blank" xlink:show="new"><draw:frame draw:style-name="fr1" draw:name="Image1" text:anchor-type="as-char" svg:width="0.529cm" svg:height="0.529cm" draw:z-index="0"><draw:image xlink:href="https://s3.amazonaws.com/shecodesio-production/cheatsheets/logos/000/000/001/original/html.png?1616282665" xlink:type="simple" xlink:show="embed" xlink:actuate="onLoad"/></draw:frame></draw:a></text:span><text:a xlink:type="simple" xlink:href="http://shecodes.io/cheatsheets/html" office:target-frame-name="_blank" xlink:show="new" text:style-name="Internet_20_link" text:visited-style-name="Visited_20_Internet_20_Link">HTML</text:a></text:p>
          <text:h text:style-name="P1" text:outline-level="3"><text:a xlink:type="simple" xlink:href="http://shecodes.io/cheatsheets/html/seo/meta-description" office:target-frame-name="_blank" xlink:show="new" text:style-name="Internet_20_link" text:visited-style-name="Visited_20_Internet_20_Link"><text:span text:style-name="T4">Meta description</text:span></text:a></text:h>
          <text:p text:style-name="P3"/>
          <text:p text:style-name="P4"><text:span text:style-name="Source_20_Text"><text:span text:style-name="T10">&lt;</text:span></text:span><text:span text:style-name="Source_20_Text"><text:span text:style-name="T9">head</text:span></text:span><text:span text:style-name="Source_20_Text"><text:span text:style-name="T10">&gt;</text:span></text:span><text:span text:style-name="Source_20_Text"><text:span text:style-name="T11"> <text:s/></text:span></text:span></text:p>
          <text:p text:style-name="P4"><text:span text:style-name="Source_20_Text"><text:span text:style-name="T7"><text:s text:c="2"/></text:span></text:span><text:span text:style-name="Source_20_Text"><text:span text:style-name="T10">&lt;</text:span></text:span><text:span text:style-name="Source_20_Text"><text:span text:style-name="T9">meta </text:span></text:span><text:span text:style-name="Source_20_Text"><text:span text:style-name="T6">name</text:span></text:span><text:span text:style-name="Source_20_Text"><text:span text:style-name="T10">="</text:span></text:span><text:span text:style-name="Source_20_Text"><text:span text:style-name="T16">description</text:span></text:span><text:span text:style-name="Source_20_Text"><text:span text:style-name="T10">"</text:span></text:span><text:span text:style-name="Source_20_Text"><text:span text:style-name="T9"> <text:s/></text:span></text:span><text:span text:style-name="Source_20_Text"><text:span text:style-name="T6">content</text:span></text:span><text:span text:style-name="Source_20_Text"><text:span text:style-name="T10">="</text:span></text:span><text:span text:style-name="Source_20_Text"><text:span text:style-name="T16">This is an example of a meta description. This will often show up in search results.</text:span></text:span><text:span text:style-name="Source_20_Text"><text:span text:style-name="T10">"</text:span></text:span><text:span text:style-name="Source_20_Text"><text:span text:style-name="T9"> </text:span></text:span><text:span text:style-name="Source_20_Text"><text:span text:style-name="T10">/&gt;</text:span></text:span></text:p>
          <text:p text:style-name="P4"><text:span text:style-name="Source_20_Text"><text:span text:style-name="T10">&lt;/</text:span></text:span><text:span text:style-name="Source_20_Text"><text:span text:style-name="T9">head</text:span></text:span><text:span text:style-name="Source_20_Text"><text:span text:style-name="T10">&gt;</text:span></text:span></text:p>
          <text:p text:style-name="P10"><text:a xlink:type="simple" xlink:href="https://developer.mozilla.org/en-US/docs/Learn/HTML/Introduction_to_HTML/The_head_metadata_in_HTML#active_learning_the_descriptions_use_in_search_engines" office:target-frame-name="_blank" xlink:show="new" text:style-name="Internet_20_link" text:visited-style-name="Visited_20_Internet_20_Link"><text:span text:style-name="T15">More info</text:span></text:a></text:p>
          <text:p text:style-name="P9"><text:span text:style-name="T14"><draw:a xlink:type="simple" xlink:href="http://shecodes.io/cheatsheets/html" office:target-frame-name="_blank" xlink:show="new"><draw:frame draw:style-name="fr1" draw:name="Image2" text:anchor-type="as-char" svg:width="0.529cm" svg:height="0.529cm" draw:z-index="1"><draw:image xlink:href="https://s3.amazonaws.com/shecodesio-production/cheatsheets/logos/000/000/001/original/html.png?1616282665" xlink:type="simple" xlink:show="embed" xlink:actuate="onLoad"/></draw:frame></draw:a></text:span><text:a xlink:type="simple" xlink:href="http://shecodes.io/cheatsheets/html" office:target-frame-name="_blank" xlink:show="new" text:style-name="Internet_20_link" text:visited-style-name="Visited_20_Internet_20_Link">HTML</text:a></text:p>
          <text:h text:style-name="P1" text:outline-level="3"><text:a xlink:type="simple" xlink:href="http://shecodes.io/cheatsheets/html/media-tags/image" office:target-frame-name="_blank" xlink:show="new" text:style-name="Internet_20_link" text:visited-style-name="Visited_20_Internet_20_Link"><text:span text:style-name="T4">Image</text:span></text:a></text:h>
          <text:p text:style-name="P5"><text:span text:style-name="Source_20_Text"><text:span text:style-name="T10">&lt;</text:span></text:span><text:span text:style-name="Source_20_Text"><text:span text:style-name="T11">img </text:span></text:span><text:span text:style-name="Source_20_Text"><text:span text:style-name="T6">src</text:span></text:span><text:span text:style-name="Source_20_Text"><text:span text:style-name="T10">="</text:span></text:span><text:span text:style-name="Source_20_Text"><text:span text:style-name="T16">https://s3.amazonaws.com/shecodesio-production/uploads/files/000/083/182/original/cat.png?1685030491</text:span></text:span><text:span text:style-name="Source_20_Text"><text:span text:style-name="T10">"</text:span></text:span><text:span text:style-name="Source_20_Text"><text:span text:style-name="T11"> </text:span></text:span><text:span text:style-name="Source_20_Text"><text:span text:style-name="T10">/&gt;</text:span></text:span></text:p>
          <text:p text:style-name="P6"><text:span text:style-name="Source_20_Text"><text:span text:style-name="T10">&lt;</text:span></text:span><text:span text:style-name="Source_20_Text"><text:span text:style-name="T11">img </text:span></text:span><text:span text:style-name="Source_20_Text"><text:span text:style-name="T6">src</text:span></text:span><text:span text:style-name="Source_20_Text"><text:span text:style-name="T10">="</text:span></text:span><text:span text:style-name="Source_20_Text"><text:span text:style-name="T16">https://s3.amazonaws.com/shecodesio-production/uploads/files/000/083/182/original/cat.png?1685030491</text:span></text:span><text:span text:style-name="Source_20_Text"><text:span text:style-name="T10">"</text:span></text:span><text:span text:style-name="Source_20_Text"><text:span text:style-name="T11"> </text:span></text:span><text:span text:style-name="Source_20_Text"><text:span text:style-name="T6">alt</text:span></text:span><text:span text:style-name="Source_20_Text"><text:span text:style-name="T10">="</text:span></text:span><text:span text:style-name="Source_20_Text"><text:span text:style-name="T16">Image description</text:span></text:span><text:span text:style-name="Source_20_Text"><text:span text:style-name="T10">"</text:span></text:span><text:span text:style-name="Source_20_Text"><text:span text:style-name="T11"> </text:span></text:span><text:span text:style-name="Source_20_Text"><text:span text:style-name="T10">/&gt;</text:span></text:span></text:p>
          <text:p text:style-name="P4"><text:span text:style-name="Source_20_Text"><text:span text:style-name="T10">&lt;</text:span></text:span><text:span text:style-name="Source_20_Text"><text:span text:style-name="T9">img </text:span></text:span><text:span text:style-name="Source_20_Text"><text:span text:style-name="T6">src</text:span></text:span><text:span text:style-name="Source_20_Text"><text:span text:style-name="T10">="</text:span></text:span><text:span text:style-name="Source_20_Text"><text:span text:style-name="T16">https://s3.amazonaws.com/shecodesio-production/uploads/files/000/083/182/original/cat.png?1685030491</text:span></text:span><text:span text:style-name="Source_20_Text"><text:span text:style-name="T10">"</text:span></text:span><text:span text:style-name="Source_20_Text"><text:span text:style-name="T9"> </text:span></text:span><text:span text:style-name="Source_20_Text"><text:span text:style-name="T6">alt</text:span></text:span><text:span text:style-name="Source_20_Text"><text:span text:style-name="T10">="</text:span></text:span><text:span text:style-name="Source_20_Text"><text:span text:style-name="T16">Image description</text:span></text:span><text:span text:style-name="Source_20_Text"><text:span text:style-name="T10">"</text:span></text:span><text:span text:style-name="Source_20_Text"><text:span text:style-name="T9"> </text:span></text:span><text:span text:style-name="Source_20_Text"><text:span text:style-name="T6">width</text:span></text:span><text:span text:style-name="Source_20_Text"><text:span text:style-name="T10">="</text:span></text:span><text:span text:style-name="Source_20_Text"><text:span text:style-name="T16">400</text:span></text:span><text:span text:style-name="Source_20_Text"><text:span text:style-name="T10">"</text:span></text:span><text:span text:style-name="Source_20_Text"><text:span text:style-name="T9"> </text:span></text:span><text:span text:style-name="Source_20_Text"><text:span text:style-name="T10">/&gt;</text:span></text:span></text:p>
          <text:p text:style-name="P7">Adds an image to the page.</text:p>
          <text:p text:style-name="P8">Note: This is a self-closing tag.</text:p>
          <text:p text:style-name="P10"><text:a xlink:type="simple" xlink:href="https://developer.mozilla.org/en-US/docs/Web/HTML/Element/img" office:target-frame-name="_blank" xlink:show="new" text:style-name="Internet_20_link" text:visited-style-name="Visited_20_Internet_20_Link"><text:span text:style-name="T15">More info</text:span></text:a></text:p>
          <text:p text:style-name="P9"><text:span text:style-name="T14"><draw:a xlink:type="simple" xlink:href="http://shecodes.io/cheatsheets/html" office:target-frame-name="_blank" xlink:show="new"><draw:frame draw:style-name="fr1" draw:name="Image3" text:anchor-type="as-char" svg:width="0.529cm" svg:height="0.529cm" draw:z-index="2"><draw:image xlink:href="https://s3.amazonaws.com/shecodesio-production/cheatsheets/logos/000/000/001/original/html.png?1616282665" xlink:type="simple" xlink:show="embed" xlink:actuate="onLoad"/></draw:frame></draw:a></text:span><text:a xlink:type="simple" xlink:href="http://shecodes.io/cheatsheets/html" office:target-frame-name="_blank" xlink:show="new" text:style-name="Internet_20_link" text:visited-style-name="Visited_20_Internet_20_Link">HTML</text:a></text:p>
          <text:h text:style-name="P1" text:outline-level="3"><text:a xlink:type="simple" xlink:href="http://shecodes.io/cheatsheets/html/text-tags/link" office:target-frame-name="_blank" xlink:show="new" text:style-name="Internet_20_link" text:visited-style-name="Visited_20_Internet_20_Link"><text:span text:style-name="T4">Link</text:span></text:a></text:h>
          <text:p text:style-name="P3"><text:span text:style-name="Source_20_Text"><text:span text:style-name="T10">&lt;</text:span></text:span><text:span text:style-name="Source_20_Text"><text:span text:style-name="T9">a </text:span></text:span><text:span text:style-name="Source_20_Text"><text:span text:style-name="T6">href</text:span></text:span><text:span text:style-name="Source_20_Text"><text:span text:style-name="T10">="</text:span></text:span><text:span text:style-name="Source_20_Text"><text:span text:style-name="T16">https://www.shecodes.io/</text:span></text:span><text:span text:style-name="Source_20_Text"><text:span text:style-name="T10">"&gt;</text:span></text:span><text:span text:style-name="Source_20_Text"><text:span text:style-name="T11">SheCodes</text:span></text:span><text:span text:style-name="Source_20_Text"><text:span text:style-name="T10">&lt;/</text:span></text:span><text:span text:style-name="Source_20_Text"><text:span text:style-name="T9">a</text:span></text:span><text:span text:style-name="Source_20_Text"><text:span text:style-name="T10">&gt;</text:span></text:span></text:p>
          <text:p text:style-name="P4"><text:span text:style-name="Source_20_Text"><text:span text:style-name="T10">&lt;</text:span></text:span><text:span text:style-name="Source_20_Text"><text:span text:style-name="T9">a </text:span></text:span><text:span text:style-name="Source_20_Text"><text:span text:style-name="T6">href</text:span></text:span><text:span text:style-name="Source_20_Text"><text:span text:style-name="T10">="</text:span></text:span><text:span text:style-name="Source_20_Text"><text:span text:style-name="T16">https://www.shecodes.io/</text:span></text:span><text:span text:style-name="Source_20_Text"><text:span text:style-name="T10">"</text:span></text:span><text:span text:style-name="Source_20_Text"><text:span text:style-name="T9"> </text:span></text:span><text:span text:style-name="Source_20_Text"><text:span text:style-name="T6">target</text:span></text:span><text:span text:style-name="Source_20_Text"><text:span text:style-name="T10">="</text:span></text:span><text:span text:style-name="Source_20_Text"><text:span text:style-name="T16">_blank</text:span></text:span><text:span text:style-name="Source_20_Text"><text:span text:style-name="T10">"&gt;</text:span></text:span><text:span text:style-name="Source_20_Text"><text:span text:style-name="T11">SheCodes</text:span></text:span><text:span text:style-name="Source_20_Text"><text:span text:style-name="T10">&lt;/</text:span></text:span><text:span text:style-name="Source_20_Text"><text:span text:style-name="T9">a</text:span></text:span><text:span text:style-name="Source_20_Text"><text:span text:style-name="T10">&gt;</text:span></text:span></text:p>
          <text:p text:style-name="P4"><text:span text:style-name="Source_20_Text"><text:span text:style-name="T10">&lt;</text:span></text:span><text:span text:style-name="Source_20_Text"><text:span text:style-name="T9">a </text:span></text:span><text:span text:style-name="Source_20_Text"><text:span text:style-name="T6">href</text:span></text:span><text:span text:style-name="Source_20_Text"><text:span text:style-name="T10">="</text:span></text:span><text:span text:style-name="Source_20_Text"><text:span text:style-name="T16">https://www.shecodes.io/</text:span></text:span><text:span text:style-name="Source_20_Text"><text:span text:style-name="T10">"</text:span></text:span><text:span text:style-name="Source_20_Text"><text:span text:style-name="T9"> </text:span></text:span><text:span text:style-name="Source_20_Text"><text:span text:style-name="T6">target</text:span></text:span><text:span text:style-name="Source_20_Text"><text:span text:style-name="T10">="</text:span></text:span><text:span text:style-name="Source_20_Text"><text:span text:style-name="T16">_blank</text:span></text:span><text:span text:style-name="Source_20_Text"><text:span text:style-name="T10">"</text:span></text:span><text:span text:style-name="Source_20_Text"><text:span text:style-name="T9"> </text:span></text:span><text:span text:style-name="Source_20_Text"><text:span text:style-name="T6">title</text:span></text:span><text:span text:style-name="Source_20_Text"><text:span text:style-name="T10">="</text:span></text:span><text:span text:style-name="Source_20_Text"><text:span text:style-name="T16">SheCodes Website</text:span></text:span><text:span text:style-name="Source_20_Text"><text:span text:style-name="T10">"&gt;</text:span></text:span><text:span text:style-name="Source_20_Text"><text:span text:style-name="T11">SheCodes</text:span></text:span><text:span text:style-name="Source_20_Text"><text:span text:style-name="T10">&lt;/</text:span></text:span><text:span text:style-name="Source_20_Text"><text:span text:style-name="T9">a</text:span></text:span><text:span text:style-name="Source_20_Text"><text:span text:style-name="T10">&gt;</text:span></text:span></text:p>
          <text:p text:style-name="P7"><text:soft-page-break/>Adds a link to the page.</text:p>
          <text:p text:style-name="P8">Note: target="_blank" opens the link in a new window.</text:p>
          <text:p text:style-name="P10"><text:a xlink:type="simple" xlink:href="https://developer.mozilla.org/en-US/docs/Web/HTML/Element/a" office:target-frame-name="_blank" xlink:show="new" text:style-name="Internet_20_link" text:visited-style-name="Visited_20_Internet_20_Link"><text:span text:style-name="T15">More info</text:span></text:a></text:p>
          <text:p text:style-name="P9"><text:span text:style-name="T14"><draw:a xlink:type="simple" xlink:href="http://shecodes.io/cheatsheets/html" office:target-frame-name="_blank" xlink:show="new"><draw:frame draw:style-name="fr1" draw:name="Image4" text:anchor-type="as-char" svg:width="0.529cm" svg:height="0.529cm" draw:z-index="3"><draw:image xlink:href="https://s3.amazonaws.com/shecodesio-production/cheatsheets/logos/000/000/001/original/html.png?1616282665" xlink:type="simple" xlink:show="embed" xlink:actuate="onLoad"/></draw:frame></draw:a></text:span><text:a xlink:type="simple" xlink:href="http://shecodes.io/cheatsheets/html" office:target-frame-name="_blank" xlink:show="new" text:style-name="Internet_20_link" text:visited-style-name="Visited_20_Internet_20_Link">HTML</text:a></text:p>
          <text:h text:style-name="P2" text:outline-level="4"><text:span text:style-name="Strong_20_Emphasis"><text:span text:style-name="T3">📚 </text:span></text:span><text:span text:style-name="Strong_20_Emphasis"><text:span text:style-name="T2">Related links</text:span></text:span></text:h>
          <text:list text:style-name="L1">
            <text:list-item>
              <text:p text:style-name="P11"><text:span text:style-name="Strong_20_Emphasis"><text:span text:style-name="T13">Install Google Analytics</text:span></text:span><text:span text:style-name="T12"><text:line-break/></text:span><text:a xlink:type="simple" xlink:href="https://analytics.google.com/analytics/web/" office:target-frame-name="_blank" xlink:show="new" text:style-name="Internet_20_link" text:visited-style-name="Visited_20_Internet_20_Link"><text:span text:style-name="T5">https://analytics.google.com/analytics/web/</text:span></text:a></text:p>
            </text:list-item>
            <text:list-item>
              <text:p text:style-name="P11"><text:span text:style-name="Strong_20_Emphasis"><text:span text:style-name="T13">Website SEO Checker: Free Audit &amp; Analysis</text:span></text:span><text:span text:style-name="T12"><text:line-break/></text:span><text:a xlink:type="simple" xlink:href="https://chrome.google.com/webstore/detail/website-seo-checker-free/nljcdkjpjnhlilgepggmmagnmebhadnk?hl=en" office:target-frame-name="_blank" xlink:show="new" text:style-name="Internet_20_link" text:visited-style-name="Visited_20_Internet_20_Link"><text:span text:style-name="T5">https://chrome.google.com/webstore/detail/website-seo-checker-free/nljcdkjpjnhlilgepggmmagnmebhadnk?hl=en</text:span></text:a></text:p>
              <text:p text:style-name="P12">This is currently the best</text:p>
            </text:list-item>
            <text:list-item>
              <text:p text:style-name="P11"><text:span text:style-name="Strong_20_Emphasis"><text:span text:style-name="T13">Keep your website fast</text:span></text:span><text:span text:style-name="T12"><text:line-break/></text:span><text:a xlink:type="simple" xlink:href="https://pagespeed.web.dev/?utm_source=psi&amp;utm_medium=redirect" office:target-frame-name="_blank" xlink:show="new" text:style-name="Internet_20_link" text:visited-style-name="Visited_20_Internet_20_Link"><text:span text:style-name="T5">https://pagespeed.web.dev/?utm_source=psi&amp;utm_medium=redirect</text:span></text:a></text:p>
            </text:list-item>
          </text:list>
        </text:section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rebri Sans" svg:font-family="'Cerebri San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cousine" svg:font-family="cousine, sfmono-regular, Consolas, Menlo, 'liberation mono', 'ubuntu mono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2T15:47:45.931000000</meta:creation-date>
    <dc:date>2026-01-12T15:48:14.789000000</dc:date>
    <meta:editing-duration>PT29S</meta:editing-duration>
    <meta:editing-cycles>1</meta:editing-cycles>
    <meta:document-statistic meta:table-count="0" meta:image-count="4" meta:object-count="0" meta:page-count="2" meta:paragraph-count="34" meta:word-count="148" meta:character-count="1481" meta:non-whitespace-character-count="1364"/>
    <meta:generator>sFree_Office_for_Docs_and_PDF/7.4.2.3$Windows_X86_64 LibreOffice_project/382eef1f22670f7f4118c8c2dd222ec7ad009daf</meta:generator>
  </office:meta>
</office:document-meta>
</file>